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HY울릉도M" style:font-name-asian="HY울릉도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2-1-2">
      <style:text-properties style:font-name="HY울릉도M" style:font-name-asian="HY울릉도M" fo:font-size="13pt" style:font-size-asian="13pt" style:font-size-complex="13pt" style:text-underline-type="none" style:text-overline-type="none" style:text-line-through-type="none"/>
    </style:style>
    <style:style style:family="text" style:name="p2-1-3">
      <style:text-properties style:font-name="HY울릉도M" style:font-name-asian="HY울릉도M" fo:font-size="13pt" style:font-size-asian="13pt" style:font-size-complex="13pt" style:text-underline-type="none" style:text-overline-type="none" style:text-line-through-type="none"/>
    </style:style>
    <style:style style:family="text" style:name="p2-1-4">
      <style:text-properties style:font-name="HY울릉도M" style:font-name-asian="HY울릉도M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3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5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5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6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7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7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8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-1-7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-1-8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9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-1-7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10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0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11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1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12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4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1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4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15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16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6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6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6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7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7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7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7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" style:parent-style-name="바탕글">
      <style:paragraph-properties fo:text-align="justify" fo:text-indent="0pt" fo:margin-left="0pt" fo:margin-right="0pt" fo:margin-top="0pt" fo:margin-bottom="0pt" fo:line-height="200%"/>
    </style:style>
    <style:style style:family="text" style:name="p18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name="Table-1" style:family="table">
      <style:table-properties style:width="188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Shape-1" style:family="graphic">
      <style:graphic-properties fo:margin-left="0mm" fo:margin-right="0mm" fo:margin-top="0mm" fo:margin-bottom="0mm" style:wrap="parallel" style:vertical-rel="page" style:horizontal-rel="page" style:horizontal-pos="from-left" style:vertical-pos="from-top" draw:fill="none"/>
    </style:style>
    <style:style style:name="Shape-2" style:family="graphic">
      <style:graphic-properties draw:fill="none"/>
    </style:style>
    <style:style style:name="Shape-3" style:family="graphic">
      <style:graphic-properties draw:fill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1"/>
        <table:table-row>
          <table:table-cell table:style-name="Table-1-1-1" table:number-columns-spanned="1" table:number-rows-spanned="1">
            <text:p text:style-name="바탕글"><text:span text:style-name="p2-1-1">유아용 교통카드</text:span><text:span text:style-name="p2-1-2">[</text:span><text:span text:style-name="p2-1-3">공사 단독사업</text:span><text:span text:style-name="p2-1-4">]</text:span></text:p>
          </table:table-cell>
        </table:table-row>
        <table:table-row>
          <table:table-cell table:style-name="Table-1-2-1" table:number-columns-spanned="1" table:number-rows-spanned="1">
            <text:p text:style-name="Paragraph-3"><text:span text:style-name="p3-1-1"> </text:span></text:p>
            <text:p text:style-name="Paragraph-4"/>
            <text:p text:style-name="Paragraph-5"><text:span text:style-name="p5-1-1"> ❍ </text:span><text:span text:style-name="p5-1-2">사용대상 : </text:span><text:span text:style-name="p5-1-3">만 6세 미만</text:span><text:span text:style-name="p5-1-4"> 유아</text:span></text:p>
            <text:p text:style-name="Paragraph-6"><text:span text:style-name="p6-1-1"> ❍ </text:span><text:span text:style-name="p6-1-2">신청방법</text:span></text:p>
            <text:p text:style-name="Paragraph-7"><text:span text:style-name="p7-1-1">     </text:span><text:span text:style-name="p7-1-2">- </text:span><text:span text:style-name="p7-1-3">공사 홈페이지 접속, 본인인증</text:span></text:p>
            <text:p text:style-name="Paragraph-8"><text:span text:style-name="p8-1-1">     </text:span><text:span text:style-name="p8-1-2">- </text:span><text:span text:style-name="p8-1-3">이용안내 </text:span><text:span text:style-name="p8-1-5">⇨ </text:span><text:span text:style-name="p8-1-6">승차권예약 </text:span><text:span text:style-name="p8-1-8">⇨ </text:span><text:span text:style-name="p8-1-9">유아용 교통카드</text:span><text:span text:style-name="p8-1-10"> 선택</text:span></text:p>
            <text:p text:style-name="Paragraph-9"><text:span text:style-name="p9-1-1">    </text:span><text:span text:style-name="p9-1-2"> </text:span><text:span text:style-name="p9-1-3">- 요구사항 입력 / 신청인</text:span><text:span text:style-name="p9-1-5">·</text:span><text:span text:style-name="p9-1-7">유아 성명, 수령역, 수령일자 등 / </text:span><text:span text:style-name="p9-1-8">가족관계증명서</text:span><text:span text:style-name="p9-1-9"> 첨부</text:span></text:p>
            <text:p text:style-name="Paragraph-10"><draw:g draw:style-name="Shape-1" text:anchor-type="paragraph"/><text:span text:style-name="p10-1-2">     </text:span><text:span text:style-name="p10-1-3">- 구매금액</text:span><text:span text:style-name="p10-1-4">    </text:span><text:span text:style-name="p10-1-5">카드 2천원</text:span></text:p>
            <text:p text:style-name="Paragraph-11"><text:span text:style-name="p11-1-1">     - 구매금액    </text:span><text:span text:style-name="p11-1-2">분실방지용 카드 케이스(목걸이 줄 포함) : </text:span><text:span text:style-name="p11-1-3">3천원(별도 판매)</text:span></text:p>
            <text:p text:style-name="Paragraph-12"><text:span text:style-name="p12-1-1">     </text:span><text:span text:style-name="p12-1-2">- 수령 희망일자에 수령역 방문, 신분 증명 및 물품 수령</text:span></text:p>
            <text:p text:style-name="Paragraph-13"/>
            <text:p text:style-name="Paragraph-14"><text:span text:style-name="p14-1-1"> </text:span><text:span text:style-name="p14-1-2">❍ </text:span><text:span text:style-name="p14-1-3">사용방법 : 승</text:span><text:span text:style-name="p14-1-5">·</text:span><text:span text:style-name="p14-1-7">하차 시 게이트 리더기 태그</text:span><text:span text:style-name="p14-1-8">(15분 이내 재사용 금지)</text:span></text:p>
            <text:p text:style-name="Paragraph-15"><text:span text:style-name="p15-1-1"> ❍ </text:span><text:span text:style-name="p15-1-2">참고사항 : </text:span><text:span text:style-name="p15-1-3">적색</text:span><text:span text:style-name="p15-1-4"> 경광등, 게이트 태그 시 유아 음원 송출</text:span></text:p>
            <text:p text:style-name="Paragraph-16"><text:span text:style-name="p16-1-1"> ❍ </text:span><text:span text:style-name="p16-1-2">버스, 김해경전철, 동해선</text:span><text:span text:style-name="p16-1-3"> 이용 </text:span><text:span text:style-name="p16-1-4">불가</text:span><text:span text:style-name="p16-1-5">(공사 단독 사업)</text:span></text:p>
            <text:p text:style-name="Paragraph-17"><text:span text:style-name="p17-1-1"> ❍ </text:span><text:span text:style-name="p17-1-2">만 6세 도달</text:span><text:span text:style-name="p17-1-3"> 시 </text:span><text:span text:style-name="p17-1-4">자동으로 사용중지</text:span></text:p>
            <text:p text:style-name="Paragraph-18"><text:span text:style-name="p18-1-1">    (카드 등록 시 유효기간 설정됨)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한양신명조" svg:font-family="'한양신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본문_신견명20_" style:next-style-name="본문_신견명20_" style:family="paragraph" style:class="text">
      <style:paragraph-properties fo:text-align="left" fo:text-indent="0pt" fo:margin-left="0pt" fo:margin-right="0pt" fo:margin-top="0pt" fo:margin-bottom="0pt" fo:line-height="160%"/>
      <style:text-properties style:font-name="신명 견명조" style:font-name-asian="신명 견명조" fo:font-size="20pt" style:font-size-asian="20pt" style:font-size-complex="2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0.5cm" fo:margin-left="1cm" fo:margin-right="1cm" fo:margin-bottom="0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